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文泉驛微米黑" svg:font-family="文泉驛微米黑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28pt" style:font-size-asian="28pt" style:font-size-complex="28pt"/>
    </style:style>
    <style:style style:name="P2" style:family="paragraph" style:parent-style-name="List_20_Paragraph" style:list-style-name="WWNum1">
      <style:text-properties fo:font-size="20pt" style:font-size-asian="20pt" style:font-size-complex="20pt"/>
    </style:style>
    <style:style style:name="T1" style:family="text">
      <style:text-properties fo:font-size="14pt" style:font-size-asian="14pt"/>
    </style:style>
    <style:style style:name="T2" style:family="text">
      <style:text-properties style:font-name="標楷體" style:font-name-asian="標楷體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一課 認識神</text:p>
      <text:list xml:id="list845973874888360388" text:style-name="WWNum1">
        <text:list-item>
          <text:p text:style-name="P2">認識神是透過祂的自我啟示。神對摩西說：「<text:span text:style-name="T2">我是自有永有的。</text:span>」(出3:14)又說：「<text:span text:style-name="T2">不可為自己雕刻偶像，也不可做甚麼形像，彷彿上天、下地和地底下水中的百物。不可跪拜那些像，也不可事奉它們，因為我耶和華─你的神是忌邪的神……</text:span>」(出20:4-5)世上一切有形有質的都不能代表神或形容神。</text:p>
        </text:list-item>
        <text:list-item>
          <text:p text:style-name="P2">「<text:span text:style-name="T2">起初，神創造天地。地是空虛混沌，深淵上面一片黑暗；神的靈運行在水面上。</text:span>」(創1:1-2)神是世界的創造者，從無創造為有，祂沒有形變，也沒有轉化，而是全新創造。祂造了時間，造了空間，在空虛(沒有東西)，混沌(沒有秩序)，深淵(沒有生命)，黑暗(沒有光明)中造出有形和無形的世界。「<text:span text:style-name="T2">主看一日如千年，千年如一日。</text:span>」(彼後3:8)「<text:span text:style-name="T2">惟耶和華坐著為王，直到永遠。</text:span>」(詩9:7)祂也是直到如今歷史的主宰。</text:p>
        </text:list-item>
        <text:list-item>
          <text:p text:style-name="P2">「<text:span text:style-name="T2">我，惟有我是耶和華； 除我以外沒有救主。</text:span>」(賽43:11)祂是拯救者，把一切所有從黑暗深淵中救起，進入永恆光明。「<text:span text:style-name="T2">因我們神憐憫的心腸， 叫清晨的日光從高天臨到我們，要照亮坐在黑暗中死蔭裏的人， 把我們的</text:span><text:soft-page-break/><text:span text:style-name="T2">腳引到和平的路上。</text:span>」(路1:78-79)</text:p>
        </text:list-item>
        <text:list-item>
          <text:p text:style-name="P2">神是一切終極美善事物的源頭，一切的美好都由他而來，祂是所有一切的終極，也是永恆不變的神。「<text:span text:style-name="T2">各樣美善的恩賜和各樣全備的賞賜都是從上頭來的，從眾光之父那裡降下來的；在他並沒有改變，也沒有轉動的影兒。</text:span>」(雅1:17) 「<text:span text:style-name="T2">神……超越萬有之上，貫通萬有，在萬有之中。</text:span>」(弗4:6)神浩大的能力是全面的觸及世界和人類生活的每一層面。</text:p>
        </text:list-item>
        <text:list-item>
          <text:p text:style-name="P2">「<text:span text:style-name="T2">隱祕的事是屬耶和華─我們神的</text:span>」(申29:29)被造的不能完全明白神，除非神的主動啟示和光照。</text:p>
        </text:list-item>
        <text:list-item>
          <text:p text:style-name="P2">三一神：聖父≠聖子≠聖靈，為三位不同位格，各有其理性、情感和意志之主體。聖父是真神，聖子是真神，聖靈是真神，為一位獨一不能分開之真神。神非受造物，非用人之悟性能了解，其存在超越人智，僅能藉神自我之啟示認識祂。</text:p>
        </text:list-item>
        <text:list-item>
          <text:p text:style-name="P2">「<text:span text:style-name="T2">神是靈，所以敬拜他的必須用心靈和誠實敬拜他。</text:span>」(約4:24)從理性、情感和意志三個層面認識神，最終在聖靈和真理裡面與祂建立關係。關係的認識遠比其他部分都更加深刻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文泉驛微米黑" svg:font-family="文泉驛微米黑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38" style:layout-grid-base-height="0.1665in" style:layout-grid-ruby-height="0.083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李俊佑</meta:initial-creator>
    <meta:editing-cycles>9</meta:editing-cycles>
    <meta:creation-date>2016-09-12T07:35:00</meta:creation-date>
    <dc:date>2016-09-13T09:42:37.999910139</dc:date>
    <meta:editing-duration>PT2H50M14S</meta:editing-duration>
    <meta:generator>LibreOffice/5.0.6.2$Linux_X86_64 LibreOffice_project/00m0$Build-2</meta:generator>
    <meta:print-date>2016-09-13T07:49:37.808513559</meta:print-date>
    <meta:document-statistic meta:table-count="0" meta:image-count="0" meta:object-count="0" meta:page-count="3" meta:paragraph-count="8" meta:word-count="809" meta:character-count="872" meta:non-whitespace-character-count="867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